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3dfd7" officeooo:paragraph-rsid="0003dfd7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blic JScrollPaneDemo(){</text:p>
      <text:p text:style-name="P1"><text:s text:c="4"/><text:tab/> setBounds(500, 200, 600, 600);</text:p>
      <text:p text:style-name="P1"><text:s text:c="4"/><text:tab/> setDefaultCloseOperation(EXIT_ON_CLOSE);</text:p>
      <text:p text:style-name="P1"><text:s text:c="4"/><text:tab/> Container c=getContentPane();</text:p>
      <text:p text:style-name="P1"><text:s text:c="4"/><text:tab/> JTextArea area=new JTextArea();//获得文本域</text:p>
      <text:p text:style-name="P1"><text:s text:c="4"/><text:tab/> JScrollPane sp=new JScrollPane(area);//创建滚动面版，给文本域添加滚动条</text:p>
      <text:p text:style-name="P1"><text:s text:c="4"/><text:tab/> c.add(sp);//容器添加滚动面版</text:p>
      <text:p text:style-name="P1"><text:s text:c="4"/><text:tab/> setVisible(true);</text:p>
      <text:p text:style-name="P1"><text:s text:c="5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49S</meta:editing-duration>
    <meta:editing-cycles>3</meta:editing-cycles>
    <meta:generator>LibreOffice/5.3.0.3$Windows_X86_64 LibreOffice_project/7074905676c47b82bbcfbea1aeefc84afe1c50e1</meta:generator>
    <dc:date>2017-12-23T19:47:01.543000000</dc:date>
    <meta:document-statistic meta:table-count="0" meta:image-count="0" meta:object-count="0" meta:page-count="1" meta:paragraph-count="9" meta:word-count="47" meta:character-count="302" meta:non-whitespace-character-count="246"/>
    <meta:user-defined meta:name="Info 1"/>
    <meta:user-defined meta:name="Info 2"/>
    <meta:user-defined meta:name="Info 3"/>
    <meta:user-defined meta:name="Info 4"/>
  </office:meta>
</office:document-meta>
</file>